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1.115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/>
          <table:table-cell office:value-type="string">
            <text:p>puolue_lyh</text:p>
          </table:table-cell>
          <table:table-cell office:value-type="string">
            <text:p>ilmoittaneita</text:p>
          </table:table-cell>
          <table:table-cell office:value-type="string">
            <text:p>rahoitus_tot</text:p>
          </table:table-cell>
          <table:table-cell office:value-type="string">
            <text:p>kulut_tot</text:p>
          </table:table-cell>
          <table:table-cell office:value-type="string">
            <text:p>omat_varat</text:p>
          </table:table-cell>
          <table:table-cell office:value-type="string">
            <text:p>lainat</text:p>
          </table:table-cell>
          <table:table-cell office:value-type="string">
            <text:p>yksityinen_tuki</text:p>
          </table:table-cell>
          <table:table-cell office:value-type="string">
            <text:p>yritys_tuki</text:p>
          </table:table-cell>
          <table:table-cell office:value-type="string">
            <text:p>puolue_tuki</text:p>
          </table:table-cell>
          <table:table-cell office:value-type="string">
            <text:p>puolueyhdistys_tuki</text:p>
          </table:table-cell>
          <table:table-cell office:value-type="string">
            <text:p>valitettu_tuki</text:p>
          </table:table-cell>
          <table:table-cell office:value-type="string">
            <text:p>muu_tuki</text:p>
          </table:table-cell>
          <table:table-cell office:value-type="string">
            <text:p>vaalimainonta</text:p>
          </table:table-cell>
          <table:table-cell office:value-type="string">
            <text:p>vaalimainonta_suunnittelu</text:p>
          </table:table-cell>
          <table:table-cell office:value-type="string">
            <text:p>ehdokkaita_tot</text:p>
          </table:table-cell>
          <table:table-cell office:value-type="string">
            <text:p>ilmoittaneita_pros</text:p>
          </table:table-cell>
          <table:table-cell office:value-type="string">
            <text:p>suht_rahoitus</text:p>
          </table:table-cell>
          <table:table-cell office:value-type="string">
            <text:p>suht_yritys_rahoitus</text:p>
          </table:table-cell>
          <table:table-cell office:value-type="string">
            <text:p>suht_vaalimainonta</text:p>
          </table:table-cell>
          <table:table-cell office:value-type="string">
            <text:p>vuosi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KD</text:p>
          </table:table-cell>
          <table:table-cell office:value-type="float" office:value="15">
            <text:p>15</text:p>
          </table:table-cell>
          <table:table-cell office:value-type="float" office:value="122708">
            <text:p>122708</text:p>
          </table:table-cell>
          <table:table-cell office:value-type="float" office:value="126649">
            <text:p>126649</text:p>
          </table:table-cell>
          <table:table-cell office:value-type="float" office:value="34977">
            <text:p>34977</text:p>
          </table:table-cell>
          <table:table-cell office:value-type="float" office:value="4000">
            <text:p>4000</text:p>
          </table:table-cell>
          <table:table-cell office:value-type="float" office:value="9854">
            <text:p>9854</text:p>
          </table:table-cell>
          <table:table-cell office:value-type="float" office:value="3789">
            <text:p>3789</text:p>
          </table:table-cell>
          <table:table-cell office:value-type="float" office:value="9998">
            <text:p>9998</text:p>
          </table:table-cell>
          <table:table-cell office:value-type="float" office:value="45840">
            <text:p>45840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87614">
            <text:p>87614</text:p>
          </table:table-cell>
          <table:table-cell office:value-type="float" office:value="1448">
            <text:p>1448</text:p>
          </table:table-cell>
          <table:table-cell office:value-type="float" office:value="191">
            <text:p>191</text:p>
          </table:table-cell>
          <table:table-cell office:value-type="string">
            <text:p>0.08</text:p>
          </table:table-cell>
          <table:table-cell office:value-type="string">
            <text:p>8180.53</text:p>
          </table:table-cell>
          <table:table-cell office:value-type="string">
            <text:p>252.6</text:p>
          </table:table-cell>
          <table:table-cell office:value-type="string">
            <text:p>5840.93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KESK</text:p>
          </table:table-cell>
          <table:table-cell office:value-type="float" office:value="135">
            <text:p>135</text:p>
          </table:table-cell>
          <table:table-cell office:value-type="float" office:value="2354637">
            <text:p>2354637</text:p>
          </table:table-cell>
          <table:table-cell office:value-type="float" office:value="2320610">
            <text:p>2320610</text:p>
          </table:table-cell>
          <table:table-cell office:value-type="float" office:value="874535">
            <text:p>874535</text:p>
          </table:table-cell>
          <table:table-cell office:value-type="float" office:value="205000">
            <text:p>205000</text:p>
          </table:table-cell>
          <table:table-cell office:value-type="float" office:value="415216">
            <text:p>415216</text:p>
          </table:table-cell>
          <table:table-cell office:value-type="float" office:value="408146">
            <text:p>408146</text:p>
          </table:table-cell>
          <table:table-cell office:value-type="float" office:value="56355">
            <text:p>56355</text:p>
          </table:table-cell>
          <table:table-cell office:value-type="float" office:value="248388">
            <text:p>248388</text:p>
          </table:table-cell>
          <table:table-cell office:value-type="float" office:value="14550">
            <text:p>14550</text:p>
          </table:table-cell>
          <table:table-cell office:value-type="float" office:value="98442">
            <text:p>98442</text:p>
          </table:table-cell>
          <table:table-cell office:value-type="float" office:value="1745519">
            <text:p>1745519</text:p>
          </table:table-cell>
          <table:table-cell office:value-type="float" office:value="107011">
            <text:p>107011</text:p>
          </table:table-cell>
          <table:table-cell office:value-type="float" office:value="233">
            <text:p>233</text:p>
          </table:table-cell>
          <table:table-cell office:value-type="string">
            <text:p>0.58</text:p>
          </table:table-cell>
          <table:table-cell office:value-type="string">
            <text:p>17441.76</text:p>
          </table:table-cell>
          <table:table-cell office:value-type="string">
            <text:p>3023.3</text:p>
          </table:table-cell>
          <table:table-cell office:value-type="string">
            <text:p>12929.77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KOK</text:p>
          </table:table-cell>
          <table:table-cell office:value-type="float" office:value="22">
            <text:p>22</text:p>
          </table:table-cell>
          <table:table-cell office:value-type="float" office:value="544864">
            <text:p>544864</text:p>
          </table:table-cell>
          <table:table-cell office:value-type="float" office:value="547510">
            <text:p>547510</text:p>
          </table:table-cell>
          <table:table-cell office:value-type="float" office:value="262286">
            <text:p>262286</text:p>
          </table:table-cell>
          <table:table-cell office:value-type="float" office:value="50000">
            <text:p>50000</text:p>
          </table:table-cell>
          <table:table-cell office:value-type="float" office:value="83836">
            <text:p>83836</text:p>
          </table:table-cell>
          <table:table-cell office:value-type="float" office:value="89722">
            <text:p>89722</text:p>
          </table:table-cell>
          <table:table-cell office:value-type="float" office:value="1500">
            <text:p>1500</text:p>
          </table:table-cell>
          <table:table-cell office:value-type="float" office:value="37290">
            <text:p>3729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420406">
            <text:p>420406</text:p>
          </table:table-cell>
          <table:table-cell office:value-type="float" office:value="19200">
            <text:p>19200</text:p>
          </table:table-cell>
          <table:table-cell office:value-type="float" office:value="232">
            <text:p>232</text:p>
          </table:table-cell>
          <table:table-cell office:value-type="string">
            <text:p>0.09</text:p>
          </table:table-cell>
          <table:table-cell office:value-type="string">
            <text:p>24766.55</text:p>
          </table:table-cell>
          <table:table-cell office:value-type="string">
            <text:p>4078.27</text:p>
          </table:table-cell>
          <table:table-cell office:value-type="string">
            <text:p>19109.36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M11</text:p>
          </table:table-cell>
          <table:table-cell office:value-type="float" office:value="19">
            <text:p>19</text:p>
          </table:table-cell>
          <table:table-cell office:value-type="float" office:value="7239">
            <text:p>7239</text:p>
          </table:table-cell>
          <table:table-cell office:value-type="float" office:value="7654">
            <text:p>7654</text:p>
          </table:table-cell>
          <table:table-cell office:value-type="float" office:value="4743">
            <text:p>4743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6">
            <text:p>416</text:p>
          </table:table-cell>
          <table:table-cell office:value-type="float" office:value="6570">
            <text:p>657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0.29</text:p>
          </table:table-cell>
          <table:table-cell office:value-type="float" office:value="381">
            <text:p>381</text:p>
          </table:table-cell>
          <table:table-cell table:style-name="ce1" office:value-type="string">
            <text:p>3.95</text:p>
          </table:table-cell>
          <table:table-cell office:value-type="string">
            <text:p>345.79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PIR</text:p>
          </table:table-cell>
          <table:table-cell office:value-type="float" office:value="81">
            <text:p>81</text:p>
          </table:table-cell>
          <table:table-cell office:value-type="float" office:value="11887">
            <text:p>11887</text:p>
          </table:table-cell>
          <table:table-cell office:value-type="float" office:value="12972">
            <text:p>12972</text:p>
          </table:table-cell>
          <table:table-cell office:value-type="float" office:value="9021">
            <text:p>9021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6726">
            <text:p>672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0.64</text:p>
          </table:table-cell>
          <table:table-cell office:value-type="string">
            <text:p>146.75</text:p>
          </table:table-cell>
          <table:table-cell table:style-name="ce1" office:value-type="string">
            <text:p>3.7</text:p>
          </table:table-cell>
          <table:table-cell office:value-type="string">
            <text:p>83.0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PS</text:p>
          </table:table-cell>
          <table:table-cell office:value-type="float" office:value="37">
            <text:p>37</text:p>
          </table:table-cell>
          <table:table-cell office:value-type="float" office:value="274486">
            <text:p>274486</text:p>
          </table:table-cell>
          <table:table-cell office:value-type="float" office:value="269982">
            <text:p>269982</text:p>
          </table:table-cell>
          <table:table-cell office:value-type="float" office:value="194735">
            <text:p>194735</text:p>
          </table:table-cell>
          <table:table-cell office:value-type="float" office:value="2000">
            <text:p>2000</text:p>
          </table:table-cell>
          <table:table-cell office:value-type="float" office:value="33066">
            <text:p>33066</text:p>
          </table:table-cell>
          <table:table-cell office:value-type="float" office:value="20039">
            <text:p>20039</text:p>
          </table:table-cell>
          <table:table-cell office:value-type="float" office:value="1976">
            <text:p>1976</text:p>
          </table:table-cell>
          <table:table-cell office:value-type="float" office:value="22941">
            <text:p>22941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234167">
            <text:p>234167</text:p>
          </table:table-cell>
          <table:table-cell office:value-type="float" office:value="1050">
            <text:p>1050</text:p>
          </table:table-cell>
          <table:table-cell office:value-type="float" office:value="238">
            <text:p>238</text:p>
          </table:table-cell>
          <table:table-cell office:value-type="string">
            <text:p>0.16</text:p>
          </table:table-cell>
          <table:table-cell office:value-type="string">
            <text:p>7418.54</text:p>
          </table:table-cell>
          <table:table-cell office:value-type="string">
            <text:p>541.59</text:p>
          </table:table-cell>
          <table:table-cell office:value-type="string">
            <text:p>6328.8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RKP</text:p>
          </table:table-cell>
          <table:table-cell office:value-type="float" office:value="7">
            <text:p>7</text:p>
          </table:table-cell>
          <table:table-cell office:value-type="float" office:value="44985">
            <text:p>44985</text:p>
          </table:table-cell>
          <table:table-cell office:value-type="float" office:value="45240">
            <text:p>45240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2930">
            <text:p>2930</text:p>
          </table:table-cell>
          <table:table-cell office:value-type="float" office:value="6345">
            <text:p>6345</text:p>
          </table:table-cell>
          <table:table-cell office:value-type="float" office:value="7000">
            <text:p>7000</text:p>
          </table:table-cell>
          <table:table-cell office:value-type="float" office:value="6430">
            <text:p>6430</text:p>
          </table:table-cell>
          <table:table-cell office:value-type="float" office:value="12000">
            <text:p>12000</text:p>
          </table:table-cell>
          <table:table-cell office:value-type="float" office:value="7230">
            <text:p>7230</text:p>
          </table:table-cell>
          <table:table-cell office:value-type="float" office:value="35543">
            <text:p>35543</text:p>
          </table:table-cell>
          <table:table-cell office:value-type="float" office:value="2250">
            <text:p>2250</text:p>
          </table:table-cell>
          <table:table-cell office:value-type="float" office:value="83">
            <text:p>83</text:p>
          </table:table-cell>
          <table:table-cell office:value-type="string">
            <text:p>0.08</text:p>
          </table:table-cell>
          <table:table-cell office:value-type="string">
            <text:p>6426.43</text:p>
          </table:table-cell>
          <table:table-cell office:value-type="string">
            <text:p>906.43</text:p>
          </table:table-cell>
          <table:table-cell office:value-type="string">
            <text:p>5077.57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SDP</text:p>
          </table:table-cell>
          <table:table-cell office:value-type="float" office:value="47">
            <text:p>47</text:p>
          </table:table-cell>
          <table:table-cell office:value-type="float" office:value="548883">
            <text:p>548883</text:p>
          </table:table-cell>
          <table:table-cell office:value-type="float" office:value="579424">
            <text:p>579424</text:p>
          </table:table-cell>
          <table:table-cell office:value-type="float" office:value="176802">
            <text:p>176802</text:p>
          </table:table-cell>
          <table:table-cell office:value-type="float" office:value="45000">
            <text:p>45000</text:p>
          </table:table-cell>
          <table:table-cell office:value-type="float" office:value="97326">
            <text:p>97326</text:p>
          </table:table-cell>
          <table:table-cell office:value-type="float" office:value="31540">
            <text:p>31540</text:p>
          </table:table-cell>
          <table:table-cell office:value-type="float" office:value="23490">
            <text:p>23490</text:p>
          </table:table-cell>
          <table:table-cell office:value-type="float" office:value="91470">
            <text:p>91470</text:p>
          </table:table-cell>
          <table:table-cell office:value-type="float" office:value="7000">
            <text:p>7000</text:p>
          </table:table-cell>
          <table:table-cell office:value-type="float" office:value="131693">
            <text:p>131693</text:p>
          </table:table-cell>
          <table:table-cell office:value-type="float" office:value="466745">
            <text:p>466745</text:p>
          </table:table-cell>
          <table:table-cell office:value-type="float" office:value="17652">
            <text:p>17652</text:p>
          </table:table-cell>
          <table:table-cell office:value-type="float" office:value="238">
            <text:p>238</text:p>
          </table:table-cell>
          <table:table-cell office:value-type="string">
            <text:p>0.2</text:p>
          </table:table-cell>
          <table:table-cell office:value-type="string">
            <text:p>11678.36</text:p>
          </table:table-cell>
          <table:table-cell office:value-type="string">
            <text:p>671.06</text:p>
          </table:table-cell>
          <table:table-cell office:value-type="string">
            <text:p>9930.7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SKP</text:p>
          </table:table-cell>
          <table:table-cell office:value-type="float" office:value="8">
            <text:p>8</text:p>
          </table:table-cell>
          <table:table-cell office:value-type="float" office:value="6097">
            <text:p>6097</text:p>
          </table:table-cell>
          <table:table-cell office:value-type="float" office:value="6297">
            <text:p>6297</text:p>
          </table:table-cell>
          <table:table-cell office:value-type="float" office:value="3097">
            <text:p>3097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5407">
            <text:p>5407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string">
            <text:p>0.06</text:p>
          </table:table-cell>
          <table:table-cell office:value-type="string">
            <text:p>762.12</text:p>
          </table:table-cell>
          <table:table-cell office:value-type="float" office:value="0">
            <text:p>0</text:p>
          </table:table-cell>
          <table:table-cell office:value-type="string">
            <text:p>675.88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STP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VAS</text:p>
          </table:table-cell>
          <table:table-cell office:value-type="float" office:value="142">
            <text:p>142</text:p>
          </table:table-cell>
          <table:table-cell office:value-type="float" office:value="1153812">
            <text:p>1153812</text:p>
          </table:table-cell>
          <table:table-cell office:value-type="float" office:value="1159238">
            <text:p>1159238</text:p>
          </table:table-cell>
          <table:table-cell office:value-type="float" office:value="363003">
            <text:p>363003</text:p>
          </table:table-cell>
          <table:table-cell office:value-type="float" office:value="61250">
            <text:p>61250</text:p>
          </table:table-cell>
          <table:table-cell office:value-type="float" office:value="168346">
            <text:p>168346</text:p>
          </table:table-cell>
          <table:table-cell office:value-type="float" office:value="23260">
            <text:p>23260</text:p>
          </table:table-cell>
          <table:table-cell office:value-type="float" office:value="24665">
            <text:p>24665</text:p>
          </table:table-cell>
          <table:table-cell office:value-type="float" office:value="189891">
            <text:p>189891</text:p>
          </table:table-cell>
          <table:table-cell office:value-type="float" office:value="79451">
            <text:p>79451</text:p>
          </table:table-cell>
          <table:table-cell office:value-type="float" office:value="302869">
            <text:p>302869</text:p>
          </table:table-cell>
          <table:table-cell office:value-type="float" office:value="991574">
            <text:p>991574</text:p>
          </table:table-cell>
          <table:table-cell office:value-type="float" office:value="30375">
            <text:p>30375</text:p>
          </table:table-cell>
          <table:table-cell office:value-type="float" office:value="236">
            <text:p>236</text:p>
          </table:table-cell>
          <table:table-cell office:value-type="string">
            <text:p>0.6</text:p>
          </table:table-cell>
          <table:table-cell office:value-type="string">
            <text:p>8125.44</text:p>
          </table:table-cell>
          <table:table-cell office:value-type="string">
            <text:p>163.8</text:p>
          </table:table-cell>
          <table:table-cell office:value-type="string">
            <text:p>6982.92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1414281">
            <text:p>1414281</text:p>
          </table:table-cell>
          <table:table-cell office:value-type="float" office:value="1444151">
            <text:p>1444151</text:p>
          </table:table-cell>
          <table:table-cell office:value-type="float" office:value="911818">
            <text:p>911818</text:p>
          </table:table-cell>
          <table:table-cell office:value-type="float" office:value="111280">
            <text:p>111280</text:p>
          </table:table-cell>
          <table:table-cell office:value-type="float" office:value="315172">
            <text:p>315172</text:p>
          </table:table-cell>
          <table:table-cell office:value-type="float" office:value="43113">
            <text:p>43113</text:p>
          </table:table-cell>
          <table:table-cell office:value-type="float" office:value="470">
            <text:p>470</text:p>
          </table:table-cell>
          <table:table-cell office:value-type="float" office:value="94756">
            <text:p>94756</text:p>
          </table:table-cell>
          <table:table-cell office:value-type="float" office:value="3596">
            <text:p>3596</text:p>
          </table:table-cell>
          <table:table-cell office:value-type="float" office:value="20171">
            <text:p>20171</text:p>
          </table:table-cell>
          <table:table-cell office:value-type="float" office:value="1146485">
            <text:p>1146485</text:p>
          </table:table-cell>
          <table:table-cell office:value-type="float" office:value="48138">
            <text:p>48138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6230.31</text:p>
          </table:table-cell>
          <table:table-cell office:value-type="string">
            <text:p>189.93</text:p>
          </table:table-cell>
          <table:table-cell office:value-type="string">
            <text:p>5050.59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VP</text:p>
          </table:table-cell>
          <table:table-cell office:value-type="float" office:value="21">
            <text:p>21</text:p>
          </table:table-cell>
          <table:table-cell office:value-type="float" office:value="8960">
            <text:p>8960</text:p>
          </table:table-cell>
          <table:table-cell office:value-type="float" office:value="12220">
            <text:p>12220</text:p>
          </table:table-cell>
          <table:table-cell office:value-type="float" office:value="9529">
            <text:p>9529</text:p>
          </table:table-cell>
          <table:table-cell office:value-type="float" office:value="300">
            <text:p>30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8969">
            <text:p>89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0.35</text:p>
          </table:table-cell>
          <table:table-cell office:value-type="string">
            <text:p>426.67</text:p>
          </table:table-cell>
          <table:table-cell office:value-type="float" office:value="0">
            <text:p>0</text:p>
          </table:table-cell>
          <table:table-cell office:value-type="string">
            <text:p>427.1</text:p>
          </table:table-cell>
          <table:table-cell office:value-type="float" office:value="2011">
            <text:p>2011</text:p>
          </table:table-cell>
        </table:table-row>
      </table:table>
      <table:table table:name="Sheet2" table:style-name="ta1" table:print="false">
        <table:table-column table:style-name="co21" table:default-cell-style-name="Default"/>
        <table:table-column table:style-name="co21" table:default-cell-style-name="ce2"/>
        <table:table-column table:style-name="co21" table:default-cell-style-name="ce3"/>
        <table:table-column table:style-name="co21" table:number-columns-repeated="2" table:default-cell-style-name="ce4"/>
        <table:table-column table:style-name="co21" table:default-cell-style-name="ce5"/>
        <table:table-column table:style-name="co21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table:number-columns-repeated="2"/>
          <table:table-cell office:value-type="string">
            <text:p>Puolue</text:p>
          </table:table-cell>
          <table:table-cell office:value-type="string">
            <text:p>Ilmoittaneita</text:p>
          </table:table-cell>
          <table:table-cell office:value-type="string">
            <text:p>Ehdokkaita</text:p>
          </table:table-cell>
          <table:table-cell table:style-name="ce4" office:value-type="string">
            <text:p>%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D</text:p>
          </table:table-cell>
          <table:table-cell office:value-type="float" office:value="15">
            <text:p>15</text:p>
          </table:table-cell>
          <table:table-cell office:value-type="float" office:value="191">
            <text:p>191</text:p>
          </table:table-cell>
          <table:table-cell table:formula="of:=[.D5]/[.E5]*100" office:value-type="float" office:value="7.85340314136126">
            <text:p>7.8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ESK</text:p>
          </table:table-cell>
          <table:table-cell office:value-type="float" office:value="135">
            <text:p>135</text:p>
          </table:table-cell>
          <table:table-cell office:value-type="float" office:value="233">
            <text:p>233</text:p>
          </table:table-cell>
          <table:table-cell table:formula="of:=[.D6]/[.E6]*100" office:value-type="float" office:value="57.9399141630901">
            <text:p>57.9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OK</text:p>
          </table:table-cell>
          <table:table-cell office:value-type="float" office:value="22">
            <text:p>22</text:p>
          </table:table-cell>
          <table:table-cell office:value-type="float" office:value="232">
            <text:p>232</text:p>
          </table:table-cell>
          <table:table-cell table:formula="of:=[.D7]/[.E7]*100" office:value-type="float" office:value="9.48275862068966">
            <text:p>9.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11</text:p>
          </table:table-cell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formula="of:=[.D8]/[.E8]*100" office:value-type="float" office:value="28.7878787878788">
            <text:p>28.7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R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table:formula="of:=[.D9]/[.E9]*100" office:value-type="float" office:value="63.7795275590551">
            <text:p>63.7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S</text:p>
          </table:table-cell>
          <table:table-cell office:value-type="float" office:value="37">
            <text:p>37</text:p>
          </table:table-cell>
          <table:table-cell office:value-type="float" office:value="238">
            <text:p>238</text:p>
          </table:table-cell>
          <table:table-cell table:formula="of:=[.D10]/[.E10]*100" office:value-type="float" office:value="15.546218487395">
            <text:p>15.5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KP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formula="of:=[.D11]/[.E11]*100" office:value-type="float" office:value="8.43373493975904">
            <text:p>8.4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DP</text:p>
          </table:table-cell>
          <table:table-cell office:value-type="float" office:value="47">
            <text:p>47</text:p>
          </table:table-cell>
          <table:table-cell office:value-type="float" office:value="238">
            <text:p>238</text:p>
          </table:table-cell>
          <table:table-cell table:formula="of:=[.D12]/[.E12]*100" office:value-type="float" office:value="19.7478991596639">
            <text:p>19.7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KP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table:formula="of:=[.D13]/[.E13]*100" office:value-type="float" office:value="5.59440559440559">
            <text:p>5.5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P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D14]/[.E14]*100" office:value-type="float" office:value="2.12765957446808">
            <text:p>2.1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S</text:p>
          </table:table-cell>
          <table:table-cell office:value-type="float" office:value="142">
            <text:p>142</text:p>
          </table:table-cell>
          <table:table-cell office:value-type="float" office:value="236">
            <text:p>236</text:p>
          </table:table-cell>
          <table:table-cell table:formula="of:=[.D15]/[.E15]*100" office:value-type="float" office:value="60.1694915254237">
            <text:p>60.1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formula="of:=[.D16]/[.E16]*100" office:value-type="float" office:value="99.5614035087719">
            <text:p>99.5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P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table:formula="of:=[.D17]/[.E17]*100" office:value-type="float" office:value="35">
            <text:p>35.00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11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date>2011-04-16T11:47:29</dc:date>
    <dc:creator>Joona Lehtomäki</dc:creator>
    <meta:editing-duration>PT2M4S</meta:editing-duration>
    <meta:editing-cycles>2</meta:editing-cycles>
    <meta:document-statistic meta:table-count="2" meta:cell-count="349" meta:object-count="0"/>
  </office:meta>
</office:document-meta>
</file>